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50e" officeooo:paragraph-rsid="001b350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320d" officeooo:paragraph-rsid="0021bdb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320d" officeooo:paragraph-rsid="0023b4e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320d" officeooo:paragraph-rsid="002476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320d" officeooo:paragraph-rsid="002b305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3050" officeooo:paragraph-rsid="002b305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320d" officeooo:paragraph-rsid="001d320d" style:font-weight-asian="bold" style:font-weight-complex="bold"/>
    </style:style>
    <style:style style:name="T1" style:family="text">
      <style:text-properties officeooo:rsid="001e1dcf"/>
    </style:style>
    <style:style style:name="T2" style:family="text">
      <style:text-properties officeooo:rsid="001ef9d2"/>
    </style:style>
    <style:style style:name="T3" style:family="text">
      <style:text-properties officeooo:rsid="0020a4b1"/>
    </style:style>
    <style:style style:name="T4" style:family="text">
      <style:text-properties officeooo:rsid="00219896"/>
    </style:style>
    <style:style style:name="T5" style:family="text">
      <style:text-properties officeooo:rsid="0021bdb3"/>
    </style:style>
    <style:style style:name="T6" style:family="text">
      <style:text-properties officeooo:rsid="00239c71"/>
    </style:style>
    <style:style style:name="T7" style:family="text">
      <style:text-properties fo:font-style="italic" officeooo:rsid="00239c71" style:font-style-asian="italic" style:font-style-complex="italic"/>
    </style:style>
    <style:style style:name="T8" style:family="text">
      <style:text-properties fo:font-style="normal" officeooo:rsid="00239c71" style:font-style-asian="normal" style:font-style-complex="normal"/>
    </style:style>
    <style:style style:name="T9" style:family="text">
      <style:text-properties fo:font-style="normal" officeooo:rsid="0023b4ee" style:font-style-asian="normal" style:font-style-complex="normal"/>
    </style:style>
    <style:style style:name="T10" style:family="text">
      <style:text-properties fo:font-style="normal" officeooo:rsid="00247695" style:font-style-asian="normal" style:font-style-complex="normal"/>
    </style:style>
    <style:style style:name="T11" style:family="text">
      <style:text-properties fo:font-style="normal" officeooo:rsid="00262200" style:font-style-asian="normal" style:font-style-complex="normal"/>
    </style:style>
    <style:style style:name="T12" style:family="text">
      <style:text-properties fo:font-style="normal" officeooo:rsid="002698c2" style:font-style-asian="normal" style:font-style-complex="normal"/>
    </style:style>
    <style:style style:name="T13" style:family="text">
      <style:text-properties fo:font-style="normal" officeooo:rsid="0028781a" style:font-style-asian="normal" style:font-style-complex="normal"/>
    </style:style>
    <style:style style:name="T14" style:family="text">
      <style:text-properties officeooo:rsid="0023b4ee"/>
    </style:style>
    <style:style style:name="T15" style:family="text">
      <style:text-properties officeooo:rsid="002b3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AND METHODS</text:p>
      <text:p text:style-name="P1"/>
      <text:p text:style-name="P1"/>
      <text:p text:style-name="P7">3- VARIABLE TRANSFER MODELS</text:p>
      <text:p text:style-name="P7"/>
      <text:p text:style-name="P5"><text:span text:style-name="T15">A) V2V</text:span></text:p>
      <text:p text:style-name="P5"><text:span text:style-name="T1"><text:tab/>Variable to Variable transfer is a regular problem for multivariate time-</text:span><text:span text:style-name="T3">varying (MTVD) </text:span><text:span text:style-name="T1">data </text:span><text:span text:style-name="T2">analysis. </text:span><text:span text:style-name="T4">Recently the increase in speed at which real time data is produced has made it more important to solve it. Because I/O bandwidth and storage limitations could no longer match this speed, </text:span><text:span text:style-name="T5">in some cases it became</text:span><text:span text:style-name="T4"> more efficient to read and store data </text:span><text:span text:style-name="T5">sparsely</text:span><text:span text:style-name="T4"> </text:span><text:span text:style-name="T5">and</text:span><text:span text:style-name="T4"> then compute missing variable </text:span><text:span text:style-name="T5">sequences </text:span><text:span text:style-name="T4">via extrapolation. </text:span></text:p>
      <text:p text:style-name="P3"><text:span text:style-name="T4"><text:tab/></text:span><text:span text:style-name="T5">A deep learning framework named V2V was proposed by Han et al. as a</text:span><text:span text:style-name="T2"> </text:span><text:span text:style-name="T5">possible </text:span><text:span text:style-name="T2">solution </text:span><text:span text:style-name="T5">to this problem.</text:span><text:span text:style-name="T2"> </text:span><text:span text:style-name="T5">The main p</text:span><text:span text:style-name="T6">rinciple</text:span><text:span text:style-name="T5"> of V2V is to </text:span><text:span text:style-name="T6">identify so called “transferable variable” pairs </text:span><text:span text:style-name="T14">and train a model</text:span><text:span text:style-name="T6"> for each pair to translate one variable sequence to another as accurate as possible. The whole process consists of three main </text:span><text:span text:style-name="T14">stages</text:span><text:span text:style-name="T6">. </text:span><text:span text:style-name="T14">Feature Learning, Translation Graph Construction and Variable Translation.</text:span></text:p>
      <text:p text:style-name="P3"><text:span text:style-name="T6"><text:s/></text:span><text:span text:style-name="T7">(The framework is described in detail but it is important to note that the relevant part for us is the first part)</text:span></text:p>
      <text:p text:style-name="P4"><text:span text:style-name="T7"><text:tab/></text:span><text:span text:style-name="T8">To define two variables as similar, there needs to be a</text:span><text:span text:style-name="T10"> comparison metric</text:span><text:span text:style-name="T8">. </text:span><text:span text:style-name="T9">So, in the feature learning stage, Convolutional Neural Networks are used to understand </text:span><text:span text:style-name="T10">and quantify the variable characteristics.</text:span><text:span text:style-name="T9"> </text:span><text:span text:style-name="T10">The specific architecture used is a U-Net </text:span><text:span text:style-name="T11">consisting of an encoding and a decoding path. The U-Net </text:span><text:span text:style-name="T10">takes all time points of all variables as input, </text:span><text:span text:style-name="T11">encodes them into features</text:span><text:span text:style-name="T10"> and </text:span><text:span text:style-name="T11">then</text:span><text:span text:style-name="T10"> </text:span><text:span text:style-name="T11">using those learned features, tries to </text:span><text:span text:style-name="T10">reconstruct all </text:span><text:span text:style-name="T11">the variables</text:span><text:span text:style-name="T10"> as output. Th</text:span><text:span text:style-name="T11">us </text:span><text:span text:style-name="T10">it functions </text:span><text:span text:style-name="T11">just</text:span><text:span text:style-name="T10"> like an auto-encoder. </text:span><text:span text:style-name="T11">The better a model can reconstruct variables based on learned features, more representative those features become. So, training a U-Net to reconstruct better means to learn better features. </text:span><text:span text:style-name="T12">These features are then projected onto a 2D space via t-SNE to compare the similarities and establish transferable variable groups.</text:span></text:p>
      <text:p text:style-name="P4"><text:span text:style-name="T11"><text:tab/></text:span><text:span text:style-name="T12">In the Translation Graph Construction stage, they define a transferable difficulty of a variable I conditioned on a variable J using Kullback-Leibler divergence. This is used to determine the source and target of the translation for every pair in a given transferable variable group. </text:span><text:span text:style-name="T13">If the TD (Var(j) || Var(i) ) &lt; TD (Var(i) || Var(j) ), that means it is easier to translate I to j. Based on this algorithm a graph is constructed.</text:span></text:p>
      <text:p text:style-name="P4"><text:span text:style-name="T13"><text:tab/>Lastly, in the variable translation stage, another CNN is utilized to learn the mapping between the source and the target variable.</text:span></text:p>
      <text:p text:style-name="P2"/>
      <text:p text:style-name="P6">B) Shortcomings of V2V with respect to correlation/similarity analys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1:47:12.624920041</meta:creation-date>
    <meta:generator>LibreOffice/7.3.6.2$Linux_X86_64 LibreOffice_project/30$Build-2</meta:generator>
    <dc:date>2023-01-27T17:21:17.206205207</dc:date>
    <meta:editing-duration>PT9M35S</meta:editing-duration>
    <meta:editing-cycles>3</meta:editing-cycles>
    <meta:document-statistic meta:table-count="0" meta:image-count="0" meta:object-count="0" meta:page-count="1" meta:paragraph-count="10" meta:word-count="399" meta:character-count="2473" meta:non-whitespace-character-count="2077"/>
  </office:meta>
</office:document-meta>
</file>